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1" style:parent-style-name="Hypertextovýodkaz" style:family="text">
      <style:text-properties style:font-name-complex="Calibri"/>
    </style:style>
    <style:style style:name="P22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5/2022<text:bookmark-end text:name="Text14"/></text:p>
            <text:p text:style-name="Normální">KVOP-51558/2022<text:bookmark-end text:name="Text2"/></text:p>
            <text:p text:style-name="Normální"><text:bookmark-start text:name="Text6"/>27. 09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><text:bookmark-start text:name="Text9"/>M<text:bookmark-end text:name="Text9"/>. S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<text:s/>vyřízení žádosti o informace podle zákona č. 106/1999 Sb., o svobodném přístupu k informacím</text:h>
      <text:p text:style-name="Základnítext"/>
      <text:p text:style-name="Základnítext">Vážený pane S.,</text:p>
      <text:p text:style-name="Základnítext">dne 19. září 2022 obdržel veřejný ochránce práv Vaši žádost o informace. Žádáte o:</text:p>
      <text:list text:style-name="LFO3_1" text:continue-numbering="true">
        <text:list-item>
          <text:p text:style-name="P18">Sdělení spisové značky stížnosti na společnost A. K.<text:s/>podané dne 6. 9. 2022.</text:p>
        </text:list-item>
        <text:list-item>
          <text:p text:style-name="P19">Sdělení jména pracovníka Kanceláře veřejného ochránce práv, jeho telefonního čísla a e-mailového kontaktu, který uvedenou stížnost řeší.</text:p>
        </text:list-item>
        <text:list-item>
          <text:p text:style-name="P20">Informaci, jaká je předpokládaná průměrná doba šetření stížností na diskriminaci se závěrem či<text:s/>stanoviskem veřejného ochránce práv.</text:p>
        </text:list-item>
      </text:list>
      <text:p text:style-name="Základnítext"/>
      <text:p text:style-name="Základnítext"><text:span text:style-name="Silné">Dáváme Vám tyto informace</text:span>:</text:p>
      <text:h text:style-name="Nadpis2" text:outline-level="2">K bodu č. 1</text:h>
      <text:p text:style-name="Základnítext">Stížnost, kterou jste podal dne 6. 9. 2022, je evidována pod spisovou značkou 15757/2022/VOP.</text:p>
      <text:h text:style-name="Nadpis2" text:outline-level="2">K bodu č. 2</text:h>
      <text:p text:style-name="Základnítext">Přípravou podkladů pro veřejného ochránce práv v této věci byl pověřen Mgr. Jan Slavíček, tel. 542 542 252, e-mail<text:s/><text:a xlink:href="mailto:jan.slavicek@ochrance.cz" office:target-frame-name="_top" xlink:show="replace"><text:span text:style-name="Hypertextovýodkaz">jan.slavicek</text:span><text:span text:style-name="T21">@</text:span><text:span text:style-name="Hypertextovýodkaz">ochrance.cz</text:span></text:a>.</text:p>
      <text:p text:style-name="Základnítext"><text:span text:style-name="Silné">K bodu č. 3</text:span></text:p>
      <text:p text:style-name="Základnítext">Předpokládaná doba vyřizování záleží na povaze problému. První odpověď odesíláme zpravidla do 30 dnů od doručení stížnosti. Pokud se o diskriminaci zjevně nejedná, obdrží v této lhůtě podatel odpověď obsahující vysvětlení, kterou řešení věci končí. Pokud k diskriminaci mohlo dojít, může další postup veřejného ochránce práv trvat několik měsíců, neměl by však přesáhnout 18 měsíců.<text:s/>Informace o tom, jak veřejný ochránce práv při řešení<text:s/><text:soft-page-break/>stížností na diskriminaci postupuje, naleznete na straně 4 letáku zveřejněného pod tímto odkazem<text:s/><text:a xlink:href="https://www.ochrance.cz/letaky/rovne-zachazeni/rovne-zachazeni.pdf" office:target-frame-name="_top" xlink:show="replace"><text:span text:style-name="Hypertextovýodkaz">https://www.ochrance.</text:span><text:span text:style-name="Hypertextovýodkaz">cz/letaky/rovne-zachazeni/rovne-zachazeni.pdf</text:span></text:a>.<text:s/></text:p>
      <text:p text:style-name="Základnítext">S pozdravem</text:p>
      <text:p text:style-name="P22">JUDr. Pavel Pořízek, Ph.D. v. r.</text:p>
      <text:p text:style-name="podpis">vedoucí Kanceláře veřejného ochránce práv</text:p>
      <text:p text:style-name="podpis">(podepsáno elektronicky)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Y2HQ*</text:span></text:p>
        <text:p text:style-name="P12"><text:span text:style-name="T13">KVOPX00CY2HQ</text:span>KVOPX00CY2HQ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0-31T10:47:00Z</meta:creation-date>
    <dc:date>2022-10-31T10:51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3" meta:word-count="263" meta:character-count="1817" meta:row-count="12" meta:non-whitespace-character-count="1557"/>
  </office:meta>
</office:document-meta>
</file>